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paragraph-properties fo:text-align="center"/>
      <style:text-properties fo:color="#999999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999999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07cm" svg:y="1.492cm">
          <draw:text-box>
            <text:p><text:span text:style-name="T1">Amount: <text:s text:c="2"/>10</text:span></text:p>
          </draw:text-box>
        </draw:frame>
        <draw:custom-shape draw:style-name="gr2" draw:text-style-name="P3" draw:layer="layout" svg:width="1.969cm" svg:height="1.846cm" svg:x="7.561cm" svg:y="4.108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9cm" svg:height="1.846cm" svg:x="10.861cm" svg:y="4.10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69cm" svg:height="1.846cm" svg:x="14.161cm" svg:y="4.11cm">
          <text:p text:style-name="P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9cm" svg:height="1.846cm" svg:x="17.461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9cm" svg:height="1.846cm" svg:x="20.861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707cm" svg:y="4.192cm">
          <draw:text-box>
            <text:p><text:span text:style-name="T1">Coins <text:s text:c="3"/>:</text:span></text:p>
          </draw:text-box>
        </draw:frame>
        <draw:custom-shape draw:style-name="gr3" draw:text-style-name="P5" draw:layer="layout" svg:width="1.969cm" svg:height="1.846cm" svg:x="14.161cm" svg:y="6.211cm">
          <text:p text:style-name="P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9T10:58:28.681861885</meta:creation-date>
    <dc:date>2016-05-09T11:22:01.794238049</dc:date>
    <dc:creator>elucterio </dc:creator>
    <meta:editing-duration>PT4M30S</meta:editing-duration>
    <meta:editing-cycles>4</meta:editing-cycles>
    <meta:generator>LibreOffice/4.2.8.2$Linux_X86_64 LibreOffice_project/420m0$Build-2</meta:generator>
    <meta:document-statistic meta:object-count="8"/>
  </office:meta>
</office:document-meta>
</file>